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fo:language="zxx" fo:country="none" style:text-underline-style="none" officeooo:rsid="001ed199" officeooo:paragraph-rsid="001ed199" style:language-asian="zxx" style:country-asian="none" style:language-complex="zxx" style:country-complex="none"/>
    </style:style>
    <style:style style:name="P2" style:family="paragraph" style:parent-style-name="Standard">
      <style:text-properties style:font-name="Ubuntu" fo:language="zxx" fo:country="none" officeooo:rsid="001ed199" officeooo:paragraph-rsid="001ed199" style:language-asian="zxx" style:country-asian="none" style:language-complex="zxx" style:country-complex="none"/>
    </style:style>
    <style:style style:name="P3" style:family="paragraph" style:parent-style-name="Standard">
      <style:text-properties style:font-name="Ubuntu" fo:language="zxx" fo:country="none" style:text-underline-style="solid" style:text-underline-width="auto" style:text-underline-color="font-color" officeooo:rsid="001ed199" officeooo:paragraph-rsid="001ed199" style:language-asian="zxx" style:country-asian="none" style:language-complex="zxx" style:country-complex="none"/>
    </style:style>
    <style:style style:name="P4" style:family="paragraph" style:parent-style-name="Standard">
      <style:text-properties style:font-name="Ubuntu" fo:language="zxx" fo:country="none" style:text-underline-style="solid" style:text-underline-width="auto" style:text-underline-color="font-color" officeooo:rsid="0020b914" officeooo:paragraph-rsid="0020b914" style:language-asian="zxx" style:country-asian="none" style:language-complex="zxx" style:country-complex="none"/>
    </style:style>
    <style:style style:name="P5" style:family="paragraph" style:parent-style-name="Standard">
      <style:text-properties style:font-name="Ubuntu" fo:font-size="8pt" fo:language="zxx" fo:country="none" style:text-underline-style="none" officeooo:rsid="0020b914" officeooo:paragraph-rsid="0020b914" style:font-size-asian="8pt" style:language-asian="zxx" style:country-asian="none" style:font-size-complex="8pt" style:language-complex="zxx" style:country-complex="non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8pt" fo:language="zxx" fo:country="none" fo:background-color="transparent" style:font-size-asian="8pt" style:language-asian="zxx" style:country-asian="none" style:font-size-complex="8pt" style:language-complex="zxx" style:country-complex="non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8pt" fo:language="zxx" fo:country="none" officeooo:paragraph-rsid="001ed199" fo:background-color="transparent" style:font-size-asian="8pt" style:language-asian="zxx" style:country-asian="none" style:font-size-complex="8pt" style:language-complex="zxx" style:country-complex="non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fo:language="zxx" fo:country="none" fo:background-color="transparent" style:font-size-asian="8pt" style:language-asian="zxx" style:country-asian="none" style:font-size-complex="8pt" style:language-complex="zxx" style:country-complex="none"/>
    </style:style>
    <style:style style:name="P10" style:family="paragraph" style:parent-style-name="Standard" style:list-style-name="L1">
      <style:text-properties style:font-name="Ubuntu" fo:language="zxx" fo:country="none" style:text-underline-style="none" officeooo:rsid="001ed199" officeooo:paragraph-rsid="001ed199" style:language-asian="zxx" style:country-asian="none" style:language-complex="zxx" style:country-complex="none"/>
    </style:style>
    <style:style style:name="P11" style:family="paragraph" style:parent-style-name="Standard" style:list-style-name="L2">
      <style:text-properties style:font-name="Ubuntu" fo:language="zxx" fo:country="none" style:text-underline-style="none" officeooo:rsid="0020b914" officeooo:paragraph-rsid="0020b914" style:language-asian="zxx" style:country-asian="none" style:language-complex="zxx" style:country-complex="none"/>
    </style:style>
    <style:style style:name="P12" style:family="paragraph" style:parent-style-name="Standard" style:list-style-name="L3">
      <style:text-properties style:font-name="Ubuntu" fo:font-size="12pt" fo:language="zxx" fo:country="none" style:text-underline-style="none" officeooo:rsid="0020b914" officeooo:paragraph-rsid="0020b914" style:font-size-asian="10.5pt" style:language-asian="zxx" style:country-asian="none" style:font-size-complex="12pt" style:language-complex="zxx" style:country-complex="none"/>
    </style:style>
    <style:style style:name="P13" style:family="paragraph" style:parent-style-name="Standard">
      <style:text-properties style:font-name="Ubuntu" fo:font-size="12pt" fo:language="zxx" fo:country="none" style:text-underline-style="none" officeooo:rsid="0020b914" officeooo:paragraph-rsid="0020b914" style:font-size-asian="10.5pt" style:language-asian="zxx" style:country-asian="none" style:font-size-complex="12pt" style:language-complex="zxx" style:country-complex="none"/>
    </style:style>
    <style:style style:name="P14" style:family="paragraph" style:parent-style-name="Standard" style:list-style-name="L4">
      <style:text-properties style:font-name="Ubuntu" fo:font-size="12pt" fo:language="zxx" fo:country="none" style:text-underline-style="none" officeooo:rsid="0021bc9d" officeooo:paragraph-rsid="0021bc9d" style:font-size-asian="10.5pt" style:language-asian="zxx" style:country-asian="none" style:font-size-complex="12pt" style:language-complex="zxx" style:country-complex="none"/>
    </style:style>
    <style:style style:name="P15" style:family="paragraph" style:parent-style-name="Standard">
      <style:text-properties style:font-name="Ubuntu" fo:font-size="12pt" fo:language="zxx" fo:country="none" style:text-underline-style="solid" style:text-underline-width="auto" style:text-underline-color="font-color" officeooo:rsid="0021bc9d" officeooo:paragraph-rsid="0021bc9d" style:font-size-asian="10.5pt" style:language-asian="zxx" style:country-asian="none" style:font-size-complex="12pt" style:language-complex="zxx" style:country-complex="none"/>
    </style:style>
    <style:style style:name="P16" style:family="paragraph" style:parent-style-name="Standard">
      <style:text-properties style:font-name="Ubuntu" fo:font-size="8pt" fo:language="zxx" fo:country="none" style:text-underline-style="none" officeooo:rsid="0021bc9d" officeooo:paragraph-rsid="0021bc9d" style:font-size-asian="8pt" style:language-asian="zxx" style:country-asian="none" style:font-size-complex="8pt" style:language-complex="zxx" style:country-complex="none"/>
    </style:style>
    <style:style style:name="P17" style:family="paragraph" style:parent-style-name="Standard" style:list-style-name="L4">
      <style:text-properties fo:language="zxx" fo:country="none" officeooo:paragraph-rsid="0021bc9d" style:language-asian="zxx" style:country-asian="none" style:language-complex="zxx" style:country-complex="none"/>
    </style:style>
    <style:style style:name="P18" style:family="paragraph" style:parent-style-name="Standard" style:list-style-name="L1">
      <style:text-properties fo:color="#000000" style:font-name="Monospace" fo:font-size="8pt" fo:language="zxx" fo:country="none" fo:font-weight="normal" officeooo:paragraph-rsid="001ed199" fo:background-color="transparent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9" style:family="paragraph" style:parent-style-name="Standard">
      <style:text-properties fo:color="#000000" style:font-name="Ubuntu" fo:font-size="8pt" fo:language="zxx" fo:country="none" style:text-underline-style="none" fo:font-weight="normal" officeooo:rsid="0021bc9d" officeooo:paragraph-rsid="0021bc9d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fo:language="zxx" fo:country="none" fo:background-color="transparent" style:font-size-asian="8pt" style:language-asian="zxx" style:country-asian="none" style:font-size-complex="8pt" style:language-complex="zxx" style:country-complex="none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fo:language="zxx" fo:country="none" officeooo:paragraph-rsid="001ed199" fo:background-color="transparent" style:font-size-asian="8pt" style:language-asian="zxx" style:country-asian="none" style:font-size-complex="8pt" style:language-complex="zxx" style:country-complex="none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fo:language="zxx" fo:country="none" officeooo:rsid="001ed199" fo:background-color="transparent" style:font-size-asian="8pt" style:language-asian="zxx" style:country-asian="none" style:font-size-complex="8pt" style:language-complex="zxx" style:country-complex="none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fo:language="zxx" fo:country="none" officeooo:rsid="001ed199" officeooo:paragraph-rsid="001ed199" fo:background-color="transparent" style:font-size-asian="8pt" style:language-asian="zxx" style:country-asian="none" style:font-size-complex="8pt" style:language-complex="zxx" style:country-complex="none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style:font-name="Monospace" fo:font-size="8pt" fo:language="zxx" fo:country="none" fo:font-weight="bold" officeooo:paragraph-rsid="001fe8a4" fo:background-color="transparent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style:font-name="Monospace" fo:font-size="8pt" fo:language="zxx" fo:country="none" fo:font-weight="bol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fo:font-size="8pt" fo:language="zxx" fo:country="none" fo:font-weight="bol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T1" style:family="text">
      <style:text-properties fo:color="#7f0055" style:font-name="Monospace" fo:font-weight="bold" style:font-weight-asian="bold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7f0055" style:font-name="Monospace" fo:font-weight="bold" style:font-weight-asian="bold"/>
    </style:style>
    <style:style style:name="T4" style:family="text">
      <style:text-properties fo:color="#000000" style:font-name="Monospace" fo:font-weight="normal" style:font-weight-asian="normal" style:font-weight-complex="normal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style:font-name="Ubuntu" fo:font-size="12pt" fo:language="zxx" fo:country="none" style:text-underline-style="none" fo:font-weight="normal" officeooo:rsid="0021bc9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7" style:family="text">
      <style:text-properties fo:color="#000000" style:font-name="Ubuntu" fo:font-size="12pt" style:text-underline-style="none" fo:font-weight="normal" officeooo:rsid="0021bc9d" style:font-size-asian="10.5pt" style:font-weight-asian="normal" style:font-size-complex="12pt" style:font-weight-complex="normal"/>
    </style:style>
    <style:style style:name="T8" style:family="text">
      <style:text-properties fo:color="#000000" style:font-name="Ubuntu" fo:font-size="12pt" fo:font-style="italic" style:text-underline-style="none" fo:font-weight="normal" officeooo:rsid="0021bc9d" style:font-size-asian="10.5pt" style:font-style-asian="italic" style:font-weight-asian="normal" style:font-size-complex="12pt" style:font-style-complex="italic" style:font-weight-complex="normal"/>
    </style:style>
    <style:style style:name="T9" style:family="text">
      <style:text-properties fo:color="#000000" style:font-name="Monospace"/>
    </style:style>
    <style:style style:name="T10" style:family="text">
      <style:text-properties fo:color="#000000" style:font-name="Monospace" fo:font-size="10pt" style:font-size-asian="10pt"/>
    </style:style>
    <style:style style:name="T11" style:family="text">
      <style:text-properties fo:color="#000000" style:font-name="Monospace" officeooo:rsid="0021bc9d"/>
    </style:style>
    <style:style style:name="T12" style:family="text">
      <style:text-properties fo:color="#000000" style:font-name="Monospace" fo:font-weight="bold" style:font-weight-asian="bold"/>
    </style:style>
    <style:style style:name="T13" style:family="text">
      <style:text-properties fo:color="#000000" style:font-name="Monospace" fo:font-weight="bold" style:font-weight-asian="bold" style:font-weight-complex="bold"/>
    </style:style>
    <style:style style:name="T14" style:family="text">
      <style:text-properties fo:color="#000000" style:font-name="Monospace" fo:font-weight="normal" style:font-weight-asian="normal" style:font-weight-complex="normal"/>
    </style:style>
    <style:style style:name="T15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Monospace"/>
    </style:style>
    <style:style style:name="T17" style:family="text">
      <style:text-properties style:font-name="Monospace" fo:font-style="italic" style:font-style-asian="italic"/>
    </style:style>
    <style:style style:name="T18" style:family="text">
      <style:text-properties style:font-name="Monospace" officeooo:rsid="001ed199"/>
    </style:style>
    <style:style style:name="T19" style:family="text">
      <style:text-properties style:font-name="Monospace" fo:font-weight="normal" style:font-weight-asian="normal" style:font-weight-complex="normal"/>
    </style:style>
    <style:style style:name="T20" style:family="text">
      <style:text-properties fo:color="#355e00" style:font-name="Monospace"/>
    </style:style>
    <style:style style:name="T21" style:family="text">
      <style:text-properties fo:color="#ff0000" style:font-name="Monospace"/>
    </style:style>
    <style:style style:name="T22" style:family="text">
      <style:text-properties fo:color="#ff0000" style:font-name="Monospace" fo:font-style="italic" fo:font-weight="bold" style:font-style-asian="italic" style:font-weight-asian="bold" style:font-weight-complex="bold"/>
    </style:style>
    <style:style style:name="T23" style:family="text">
      <style:text-properties fo:color="#ff0000" style:font-name="Monospace" fo:font-weight="bold" style:font-weight-asian="bold" style:font-weight-complex="bold"/>
    </style:style>
    <style:style style:name="T24" style:family="text">
      <style:text-properties fo:color="#ff0000" fo:font-weight="normal" style:font-weight-asian="normal" style:font-weight-complex="normal"/>
    </style:style>
    <style:style style:name="T25" style:family="text">
      <style:text-properties fo:color="#ff0000" style:font-name="Monospace"/>
    </style:style>
    <style:style style:name="T26" style:family="text">
      <style:text-properties fo:color="#ff0000" style:font-name="Monospace" fo:font-size="10pt" style:font-size-asian="10pt"/>
    </style:style>
    <style:style style:name="T27" style:family="text">
      <style:text-properties fo:color="#ff0000" style:font-name="Monospace" fo:font-size="10pt" fo:font-weight="bold" style:font-size-asian="10pt" style:font-weight-asian="bold" style:font-weight-complex="bold"/>
    </style:style>
    <style:style style:name="T28" style:family="text">
      <style:text-properties fo:color="#ff0000" style:font-name="Monospace" fo:font-weight="bold" style:font-weight-asian="bold"/>
    </style:style>
    <style:style style:name="T29" style:family="text">
      <style:text-properties fo:color="#ff0000" style:font-name="Monospace" fo:font-weight="bold" style:font-weight-asian="bold" style:font-weight-complex="bold"/>
    </style:style>
    <style:style style:name="T30" style:family="text">
      <style:text-properties fo:color="#ff0000" style:font-name="Monospace" fo:font-weight="normal" style:font-weight-asian="normal" style:font-weight-complex="normal"/>
    </style:style>
    <style:style style:name="T31" style:family="text">
      <style:text-properties officeooo:rsid="0020b914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20b914" style:font-style-asian="italic" style:font-style-complex="italic"/>
    </style:style>
    <style:style style:name="T34" style:family="text">
      <style:text-properties style:font-name="Monospace"/>
    </style:style>
    <style:style style:name="T35" style:family="text">
      <style:text-properties style:font-name="Monospace" fo:font-size="10pt" style:font-size-asian="10pt"/>
    </style:style>
    <style:style style:name="T36" style:family="text">
      <style:text-properties style:font-name="Monospace" fo:font-size="10pt" officeooo:rsid="0021bc9d" style:font-size-asian="10pt"/>
    </style:style>
    <style:style style:name="T37" style:family="text">
      <style:text-properties style:font-name="Monospace" fo:font-weight="bold" style:font-weight-asian="bold"/>
    </style:style>
    <style:style style:name="T38" style:family="text">
      <style:text-properties style:font-name="Monospace" fo:font-weight="bold" style:font-weight-asian="bold" style:font-weight-complex="bold"/>
    </style:style>
    <style:style style:name="T39" style:family="text">
      <style:text-properties fo:color="#646464" style:font-name="Monospace"/>
    </style:style>
    <style:style style:name="T40" style:family="text">
      <style:text-properties fo:color="#646464" style:font-name="Monospace" fo:font-size="10pt" style:font-size-asian="10pt"/>
    </style:style>
    <style:style style:name="T41" style:family="text">
      <style:text-properties fo:color="#0000c0" style:font-name="Monospace"/>
    </style:style>
    <style:style style:name="T42" style:family="text">
      <style:text-properties fo:color="#0000c0" style:font-name="Monospace" fo:font-size="10pt" style:font-size-asian="10pt"/>
    </style:style>
    <style:style style:name="T43" style:family="text">
      <style:text-properties fo:color="#6a3e3e" style:font-name="Monospace"/>
    </style:style>
    <style:style style:name="T44" style:family="text">
      <style:text-properties fo:color="#6a3e3e" style:font-name="Monospace" fo:font-size="10pt" style:font-size-asian="10pt"/>
    </style:style>
    <style:style style:name="T45" style:family="text">
      <style:text-properties fo:color="#2a00ff" style:font-name="Monospace"/>
    </style:style>
    <style:style style:name="T46" style:family="text">
      <style:text-properties fo:color="#2a00ff" style:font-name="Monospace" fo:font-size="10pt" style:font-size-asian="10pt"/>
    </style:style>
    <style:style style:name="T4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c0c0c0" draw:textarea-horizontal-align="justify" draw:textarea-vertical-align="middle" draw:auto-grow-height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iki – für Entwickler</text:p>
      <text:p text:style-name="P2"/>
      <text:p text:style-name="P3">Oberflächen mit FXML</text:p>
      <text:p text:style-name="P3"/>
      <text:p text:style-name="P3">Grundsätzliches Vorgehen:</text:p>
      <text:list xml:id="list3556041819976847037" text:style-name="L1">
        <text:list-item>
          <text:p text:style-name="P10"><text:span text:style-name="T33">FXML:</text:span><text:span text:style-name="T31"> Oberfläche bauen </text:span><text:s/>- am besten mit Designer (Scene builder)</text:p>
        </text:list-item>
        <text:list-item>
          <text:p text:style-name="P10"><draw:custom-shape text:anchor-type="paragraph" draw:z-index="0" draw:style-name="gr1" svg:width="14.729cm" svg:height="6.792cm" svg:x="1.069cm" svg:y="0.501cm"><text:p/><draw:enhanced-geometry svg:viewBox="0 0 21600 21600" draw:type="rectangle" draw:enhanced-path="M 0 0 L 21600 0 21600 21600 0 21600 0 0 Z N"/></draw:custom-shape><text:span text:style-name="T33">JAVA: </text:span>Einlesen einer .fxml – Datei im Java-Code:</text:p>
          <text:p text:style-name="P18">public class Main extends Application</text:p>
        </text:list-item>
      </text:list>
      <text:p text:style-name="P9"><text:tab/>{</text:p>
      <text:p text:style-name="P6"><text:span text:style-name="T16"><text:tab/><text:tab/></text:span><text:span text:style-name="T19">public</text:span><text:span text:style-name="T16"> </text:span><text:span text:style-name="T19">static</text:span><text:span text:style-name="T16"> </text:span><text:span text:style-name="T19">void</text:span><text:span text:style-name="T16"> main(String[] args)</text:span></text:p>
      <text:p text:style-name="P9"><text:tab/><text:tab/>{</text:p>
      <text:p text:style-name="P6"><text:span text:style-name="T16"><text:tab/><text:tab/><text:tab/></text:span><text:span text:style-name="T22">launch</text:span><text:span text:style-name="T23">(args);</text:span><text:span text:style-name="T16"><text:tab/><text:tab/></text:span><text:span text:style-name="T20">// call start()</text:span></text:p>
      <text:p text:style-name="P9"><text:tab/><text:tab/>}</text:p>
      <text:p text:style-name="P9"/>
      <text:p text:style-name="P9"><text:tab/><text:tab/>@Override</text:p>
      <text:p text:style-name="P6"><text:span text:style-name="T16"><text:tab/><text:tab/></text:span><text:span text:style-name="T19">public</text:span><text:span text:style-name="T16"> </text:span><text:span text:style-name="T19">void</text:span><text:span text:style-name="T16"> start(Stage primaryStage) </text:span><text:span text:style-name="T19">throws</text:span><text:span text:style-name="T16"> Exception<text:tab/><text:tab/><text:tab/></text:span></text:p>
      <text:p text:style-name="P9"><text:tab/><text:tab/>{</text:p>
      <text:p text:style-name="P6"><text:span text:style-name="T16"><text:tab/><text:tab/><text:tab/>// </text:span><text:span text:style-name="T18">root – Element, vom Typ des übergeordneten Layouts (hier GridPane)</text:span></text:p>
      <text:p text:style-name="P22"><text:tab/><text:tab/><text:tab/>// Einlesen der FXML - Datei</text:p>
      <text:p text:style-name="P7"><text:span text:style-name="T16"><text:tab/><text:tab/> <text:tab/></text:span><text:span text:style-name="T21">GridPane root = </text:span><text:span text:style-name="T23">(GridPane)FXMLLoader.</text:span><text:span text:style-name="T22">load</text:span><text:span text:style-name="T23">(</text:span></text:p>
      <text:p text:style-name="P26"><text:tab/><text:tab/><text:tab/><text:tab/>MainJavaFX.class.getResource("FilterPage.fxml"));</text:p>
      <text:p text:style-name="P6"><text:span text:style-name="T16"><text:tab/><text:tab/> <text:tab/>Scene scene = </text:span><text:span text:style-name="T19">new</text:span><text:span text:style-name="T16"> Scene(root);</text:span></text:p>
      <text:p text:style-name="P9"><text:tab/><text:tab/><text:tab/>primaryStage.setScene(scene);</text:p>
      <text:p text:style-name="P21"><text:tab/><text:tab/><text:tab/>primaryStage.show();</text:p>
      <text:p text:style-name="P23"><text:tab/><text:tab/>}</text:p>
      <text:p text:style-name="P23"><text:tab/>}</text:p>
      <text:p text:style-name="P1"/>
      <text:p text:style-name="P1"/>
      <text:p text:style-name="P1"/>
      <text:p text:style-name="P4">Events:</text:p>
      <text:list xml:id="list2072995591105098654" text:style-name="L2">
        <text:list-item>
          <text:p text:style-name="P11"><text:span text:style-name="T32">JAVA:</text:span> neue Klasse (z.B. ViewController) anlegen</text:p>
        </text:list-item>
      </text:list>
      <text:p text:style-name="P5"><draw:custom-shape text:anchor-type="paragraph" draw:z-index="1" draw:style-name="gr1" svg:width="9.305cm" svg:height="2.992cm" svg:x="1.069cm" svg:y="0.011cm"><text:p/><draw:enhanced-geometry svg:viewBox="0 0 21600 21600" draw:type="rectangle" draw:enhanced-path="M 0 0 L 21600 0 21600 21600 0 21600 0 0 Z N"/></draw:custom-shape><text:span text:style-name="T1"><text:tab/></text:span><text:span text:style-name="T4">public class </text:span><text:span text:style-name="T23">ViewController</text:span><text:span text:style-name="T4"> </text:span></text:p>
      <text:p text:style-name="P24"><text:tab/>{</text:p>
      <text:p text:style-name="P8"><text:span text:style-name="T16"><text:tab/><text:tab/></text:span><text:span text:style-name="T23">@FXML</text:span></text:p>
      <text:p text:style-name="P27"><text:tab/><text:tab/>private void btnNextClick(ActionEvent event)</text:p>
      <text:p text:style-name="P24"><text:tab/><text:tab/>{</text:p>
      <text:p text:style-name="P8"><text:span text:style-name="T16"><text:tab/><text:tab/><text:tab/>System.</text:span><text:span text:style-name="T17">out</text:span><text:span text:style-name="T16">.println("test");</text:span></text:p>
      <text:p text:style-name="P24"><text:tab/><text:tab/>}</text:p>
      <text:p text:style-name="P24"><text:tab/></text:p>
      <text:p text:style-name="P24"><text:tab/>}</text:p>
      <text:list xml:id="list4524907816572360723" text:style-name="L3">
        <text:list-header>
          <text:p text:style-name="P12"/>
        </text:list-header>
        <text:list-item>
          <text:p text:style-name="P12"><text:span text:style-name="T32">FXML: </text:span>Den Controller zur FXML – Datei hinzufügen</text:p>
          <text:p text:style-name="P12">"Controller class = <text:span text:style-name="T24">ViewController</text:span><text:span text:style-name="T5">" (linke Spalte im Scene builder)</text:span></text:p>
        </text:list-item>
        <text:list-item>
          <text:p text:style-name="P12"><text:span text:style-name="T32">FXML:</text:span> Erstellen eines Events in FXML Datei (z.B. Button-Klick)</text:p>
          <text:p text:style-name="P12"><text:span text:style-name="T5">"On Action = #</text:span><text:span text:style-name="T24">btnNextClick</text:span><text:span text:style-name="T5">"</text:span></text:p>
        </text:list-item>
      </text:list>
      <text:p text:style-name="P13"/>
      <text:p text:style-name="P15"><text:span text:style-name="T5">Auf Objekteigenschaften (von grafischen Objekten) zugreifen</text:span></text:p>
      <text:list xml:id="list5899132793909423118" text:style-name="L4">
        <text:list-item>
          <text:p text:style-name="P17"><text:span text:style-name="T8">FXML:</text:span><text:span text:style-name="T7"> Erstellen eines Controls mit Namen (z.B. </text:span><text:span text:style-name="T35">fx:id="</text:span><text:span text:style-name="T27">txtTest</text:span><text:span text:style-name="T35">"</text:span><text:span text:style-name="T36">)</text:span></text:p>
        </text:list-item>
        <text:list-item>
          <text:p text:style-name="P14"><draw:custom-shape text:anchor-type="paragraph" draw:z-index="2" draw:style-name="gr1" svg:width="12.216cm" svg:height="5.386cm" svg:x="1.069cm" svg:y="0.538cm"><text:p/><draw:enhanced-geometry svg:viewBox="0 0 21600 21600" draw:type="rectangle" draw:enhanced-path="M 0 0 L 21600 0 21600 21600 0 21600 0 0 Z N"/></draw:custom-shape><text:span text:style-name="T15">JAVA: </text:span><text:span text:style-name="T5">Controller-Klasse muss Initializable implementieren </text:span></text:p>
        </text:list-item>
      </text:list>
      <text:p text:style-name="P16"><text:span text:style-name="T1"><text:tab/></text:span><text:span text:style-name="T4">public class ViewController </text:span><text:span text:style-name="T23">implements Initializable</text:span></text:p>
      <text:p text:style-name="P8"><text:span text:style-name="T16"><text:tab/>{</text:span></text:p>
      <text:p text:style-name="P8"><text:span text:style-name="T16"><text:tab/><text:tab/></text:span><text:span text:style-name="T23">@FXML</text:span></text:p>
      <text:p text:style-name="P28"><text:span text:style-name="T16"><text:tab/><text:tab/>TextField txtTest;</text:span></text:p>
      <text:p text:style-name="P8"><text:span text:style-name="T16"><text:tab/></text:span></text:p>
      <text:p text:style-name="P8"><text:span text:style-name="T16"><text:tab/><text:tab/>@Override</text:span></text:p>
      <text:p text:style-name="P8"><text:span text:style-name="T16"><text:tab/><text:tab/>public void initialize(URL url, ResourceBundle resourceBundle)</text:span></text:p>
      <text:p text:style-name="P8"><text:span text:style-name="T16"><text:tab/><text:tab/>{</text:span></text:p>
      <text:p text:style-name="P8"><text:span text:style-name="T16"><text:tab/><text:tab/>}</text:span></text:p>
      <text:p text:style-name="P8"><text:span text:style-name="T16"/></text:p>
      <text:p text:style-name="P8"><text:span text:style-name="T16"><text:tab/><text:tab/>@FXML</text:span></text:p>
      <text:p text:style-name="P8"><text:span text:style-name="T16"><text:tab/><text:tab/>private void btnNextClick(ActionEvent event)</text:span></text:p>
      <text:p text:style-name="P8"><text:span text:style-name="T16"><text:tab/><text:tab/>{</text:span></text:p>
      <text:p text:style-name="P8"><text:span text:style-name="T16"><text:tab/><text:tab/><text:tab/></text:span><text:span text:style-name="T23">txtTest.setText</text:span><text:span text:style-name="T16">("test");</text:span></text:p>
      <text:p text:style-name="P8"><text:span text:style-name="T16"><text:tab/><text:tab/>}</text:span></text:p>
      <text:p text:style-name="P19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6:34:41.598676436</meta:creation-date>
    <dc:date>2015-10-12T17:41:44.350012889</dc:date>
    <meta:editing-duration>PT23M8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57" meta:word-count="186" meta:character-count="1489" meta:non-whitespace-character-count="1272"/>
  </office:meta>
</office:document-meta>
</file>